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rtiesContextTestExecutionListene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tiesContextTestExecutionListener.afterTestClass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tiesContextTestExecutionListener.afterTestMethod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